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4f81" officeooo:paragraph-rsid="00084f81"/>
    </style:style>
    <style:style style:name="P2" style:family="paragraph" style:parent-style-name="Standard">
      <style:text-properties fo:font-weight="bold" officeooo:rsid="00084f81" officeooo:paragraph-rsid="00084f81" style:font-weight-asian="bold" style:font-weight-complex="bold"/>
    </style:style>
    <style:style style:name="P3" style:family="paragraph" style:parent-style-name="Standard">
      <style:text-properties fo:font-weight="bold" officeooo:rsid="0008e04c" officeooo:paragraph-rsid="0008e04c" style:font-weight-asian="bold" style:font-weight-complex="bold"/>
    </style:style>
    <style:style style:name="P4" style:family="paragraph" style:parent-style-name="Standard">
      <style:text-properties fo:font-weight="normal" officeooo:rsid="0008e04c" officeooo:paragraph-rsid="0008e0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fed3" officeooo:paragraph-rsid="0009fed3" style:font-weight-asian="normal" style:font-weight-complex="normal"/>
    </style:style>
    <style:style style:name="P6" style:family="paragraph" style:parent-style-name="Standard">
      <style:text-properties fo:font-weight="normal" officeooo:rsid="0009fed3" officeooo:paragraph-rsid="0009fe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style:font-name-asian="Noto Serif CJK SC" style:font-name-complex="Lohit Devanagari1"/>
    </style:style>
    <style:style style:name="T5" style:family="text">
      <style:text-properties style:font-name="Liberation Serif" fo:font-weight="normal" style:font-name-asian="Noto Serif CJK SC" style:font-weight-asian="normal" style:font-name-complex="Lohit Devanagari1" style:font-weight-complex="normal"/>
    </style:style>
    <style:style style:name="T6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fo:font-weight="bold" style:font-name-asian="Noto Serif CJK SC" style:font-name-complex="Lohit Devanagari1"/>
    </style:style>
    <style:style style:name="T8" style:family="text">
      <style:text-properties style:font-name="Liberation Serif1" style:font-name-asian="Noto Serif CJK SC" style:font-name-complex="Lohit Devanaga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.1</text:p>
      <text:p text:style-name="P1"/>
      <text:p text:style-name="P2">Variable <text:span text:style-name="T1">N </text:span>en Entier</text:p>
      <text:p text:style-name="P2">Debut</text:p>
      <text:p text:style-name="P4">N <text:span text:style-name="T3">←</text:span><text:span text:style-name="T8"> 0</text:span></text:p>
      <text:p text:style-name="P3"><text:span text:style-name="T8">Ecrire </text:span><text:span text:style-name="T5">"Entrez un nombre entre 1 et 3"</text:span></text:p>
      <text:p text:style-name="P3"><text:span text:style-name="T4">TantQue</text:span><text:span text:style-name="T5"> N &lt; 1 ou N &gt; 3</text:span></text:p>
      <text:p text:style-name="P3"><text:span text:style-name="T4">Lire</text:span><text:span text:style-name="T5"> N</text:span></text:p>
      <text:p text:style-name="P3"><text:span text:style-name="T4">Si </text:span><text:span text:style-name="T5">N &lt; 1 ou N &gt; 3 </text:span><text:span text:style-name="T4">Alors</text:span></text:p>
      <text:p text:style-name="P3"><text:span text:style-name="T4">Ecrire</text:span><text:span text:style-name="T5"> "Saisie erronée. Recommencez"</text:span></text:p>
      <text:p text:style-name="P3"><text:span text:style-name="T4">FinSi</text:span></text:p>
      <text:p text:style-name="P3"><text:span text:style-name="T4">FinTantQue</text:span></text:p>
      <text:p text:style-name="P3"><text:span text:style-name="T4">Fin</text:span></text:p>
      <text:p text:style-name="P3"><text:span text:style-name="T4"/></text:p>
      <text:p text:style-name="P4"><text:span text:style-name="T4">Exercice 5.2</text:span></text:p>
      <text:p text:style-name="P4"><text:span text:style-name="T4"/></text:p>
      <text:p text:style-name="P3"><text:span text:style-name="T4">Variable</text:span><text:span text:style-name="T5"> N</text:span><text:span text:style-name="T4"> en Entier</text:span></text:p>
      <text:p text:style-name="P3"><text:span text:style-name="T4">Debut</text:span></text:p>
      <text:p text:style-name="P3"><text:span text:style-name="T5">N </text:span><text:span text:style-name="T6">←</text:span><text:span text:style-name="T5"> 0</text:span></text:p>
      <text:p text:style-name="P3"><text:span text:style-name="T4">Ecrire</text:span><text:span text:style-name="T5"> "Entrez un nombre entre 10 et 20"</text:span></text:p>
      <text:p text:style-name="P3"><text:span text:style-name="T4">TantQue</text:span><text:span text:style-name="T5"> N &lt; 10 ou N &gt; 20</text:span></text:p>
      <text:p text:style-name="P3"><text:span text:style-name="T4">Lire</text:span><text:span text:style-name="T5"> N</text:span></text:p>
      <text:p text:style-name="P3"><text:span text:style-name="T4">Si</text:span><text:span text:style-name="T5"> N &lt; 10 </text:span><text:span text:style-name="T4">Alors</text:span></text:p>
      <text:p text:style-name="P3"><text:span text:style-name="T4">Ecrire</text:span><text:span text:style-name="T5"> "Plus grand !"</text:span></text:p>
      <text:p text:style-name="P3"><text:span text:style-name="T4">SinonSi</text:span><text:span text:style-name="T5"> N &gt; 20</text:span><text:span text:style-name="T4"> Alors</text:span></text:p>
      <text:p text:style-name="P3"><text:span text:style-name="T4">Ecrire</text:span><text:span text:style-name="T5"> "Plus petit !"</text:span></text:p>
      <text:p text:style-name="P3"><text:span text:style-name="T4">FinSi</text:span></text:p>
      <text:p text:style-name="P3"><text:span text:style-name="T4">FinTantQue</text:span></text:p>
      <text:p text:style-name="P3"><text:span text:style-name="T4">Fin</text:span></text:p>
      <text:p text:style-name="P3"><text:span text:style-name="T4"/></text:p>
      <text:p text:style-name="P4"><text:span text:style-name="T4">Exercice 5.3</text:span></text:p>
      <text:p text:style-name="P4"><text:span text:style-name="T4"/></text:p>
      <text:p text:style-name="P4"><text:span text:style-name="T7">Variables</text:span><text:span text:style-name="T4"> N, i </text:span><text:span text:style-name="T7">en</text:span><text:span text:style-name="T4"> </text:span><text:span text:style-name="T7">Entier</text:span><text:span text:style-name="T4"><text:line-break/></text:span><text:span text:style-name="T7">Debut</text:span><text:span text:style-name="T4"><text:line-break/></text:span><text:span text:style-name="T7">Ecrire</text:span><text:span text:style-name="T4"> "Entrez un nombre : "<text:line-break/></text:span><text:span text:style-name="T7">Lire</text:span><text:span text:style-name="T4"> N<text:line-break/>Stop ← N+10<text:line-break/></text:span><text:span text:style-name="T7">Ecrire</text:span><text:span text:style-name="T4"> "Les 10 nombres suivants sont : "<text:line-break/></text:span><text:span text:style-name="T7">TantQue</text:span><text:span text:style-name="T4"> N &lt; Stop<text:line-break/>N ← N+1<text:line-break/></text:span><text:span text:style-name="T7">Ecrire</text:span><text:span text:style-name="T4"> N<text:line-break/></text:span><text:span text:style-name="T7">FinTantQue</text:span><text:span text:style-name="T4"><text:line-break/></text:span><text:span text:style-name="T7">Fin</text:span></text:p>
      <text:p text:style-name="P4"><text:span text:style-name="T7"/></text:p>
      <text:p text:style-name="P4"><text:span text:style-name="T7">Ou</text:span></text:p>
      <text:p text:style-name="P4"><text:span text:style-name="T4"/></text:p>
      <text:p text:style-name="P2">Variables N, i en Entier<text:line-break/>Debut<text:line-break/>Ecrire "Entrez un nombre : "<text:line-break/>Lire N<text:line-break/>i ← 0<text:line-break/>Ecrire "Les 10 nombres suivants sont : "<text:line-break/><text:soft-page-break/>TantQue i &lt; 10<text:line-break/>i ← i + 1<text:line-break/>Ecrire N + i<text:line-break/>FinTantQue<text:line-break/>Fin</text:p>
      <text:p text:style-name="P2"/>
      <text:p text:style-name="P4">Exercice 5.4</text:p>
      <text:p text:style-name="P4"/>
      <text:p text:style-name="P4"><text:span text:style-name="T2">Variables</text:span> N, i <text:span text:style-name="T2">en</text:span> <text:span text:style-name="T2">Entier</text:span><text:line-break/><text:span text:style-name="T2">Debut</text:span><text:line-break/><text:span text:style-name="T2">Ecrire</text:span> "Entrez un nombre : "<text:line-break/><text:span text:style-name="T2">Lire</text:span> N<text:line-break/><text:span text:style-name="T2">Ecrire</text:span> "La table de multiplication de ce nombre est : "<text:line-break/><text:span text:style-name="T2">Pour</text:span> i ← 1 à 10<text:line-break/><text:span text:style-name="T2">Ecrire</text:span> N, " x ", i, " = ", n*i<text:line-break/>i <text:span text:style-name="T2">Suivant</text:span><text:line-break/><text:span text:style-name="T2">Fin</text:span></text:p>
      <text:p text:style-name="P4"/>
      <text:p text:style-name="P4">Exercice 5.5</text:p>
      <text:p text:style-name="P4"/>
      <text:p text:style-name="P2">Variables N, i, Som en Entier<text:line-break/>Debut<text:line-break/>Ecrire "Entrez un nombre : "<text:line-break/>Lire N<text:line-break/>Som ← 0<text:line-break/>Pour i ← 1 à N<text:line-break/>Som ← Som + i<text:line-break/>i Suivant<text:line-break/>Ecrire "La somme est : ", Som<text:line-break/>Fin</text:p>
      <text:p text:style-name="P2"/>
      <text:p text:style-name="P5">Exercice 5.6</text:p>
      <text:p text:style-name="P5"/>
      <text:p text:style-name="P5"><text:span text:style-name="T2">Variables</text:span> N, i, F <text:span text:style-name="T2">en</text:span> <text:span text:style-name="T2">Entier</text:span><text:line-break/><text:span text:style-name="T2">Debut</text:span><text:line-break/><text:span text:style-name="T2">Ecrire</text:span> "Entrez un nombre : "<text:line-break/><text:span text:style-name="T2">Lire</text:span> N<text:line-break/>F ← 1<text:line-break/><text:span text:style-name="T2">Pour</text:span> i ← 2 à N<text:line-break/>F ← F * i<text:line-break/>i <text:span text:style-name="T2">Suivant</text:span><text:line-break/><text:span text:style-name="T2">Ecrire</text:span> "La factorielle est : ", F<text:line-break/><text:span text:style-name="T2">Fin</text:span></text:p>
      <text:p text:style-name="P5"/>
      <text:p text:style-name="P5">Exercice 5.7</text:p>
      <text:p text:style-name="P5"/>
      <text:p text:style-name="P5"><text:span text:style-name="T2">Variables</text:span> N, i, PG, IPG <text:span text:style-name="T2">en</text:span> <text:span text:style-name="T2">Entier</text:span><text:line-break/><text:span text:style-name="T2">Debut</text:span><text:line-break/>PG ← 0<text:line-break/><text:span text:style-name="T2">Pour</text:span> i ← 1 à 20<text:line-break/><text:span text:style-name="T2">Ecrire</text:span> "Entrez un nombre : "<text:line-break/><text:span text:style-name="T2">Lire</text:span> N<text:line-break/><text:soft-page-break/><text:span text:style-name="T2">Si</text:span> i = 1 ou N &gt; PG <text:span text:style-name="T2">Alors</text:span><text:line-break/>PG ← N<text:line-break/>IPG ← i<text:line-break/><text:span text:style-name="T2">FinSi</text:span><text:line-break/>i <text:span text:style-name="T2">Suivant</text:span><text:line-break/><text:span text:style-name="T2">Ecrire</text:span> "Le nombre le plus grand était : ", PG<text:line-break/><text:span text:style-name="T2">Ecrire</text:span> "Il a été saisi en position numéro ", IPG<text:line-break/><text:span text:style-name="T2">Fin</text:span></text:p>
      <text:p text:style-name="P5"/>
      <text:p text:style-name="P5">Exercice 5.8</text:p>
      <text:p text:style-name="P5"/>
      <text:p text:style-name="P5"><text:span text:style-name="T2">Variables</text:span> N, i, PG, IPG <text:span text:style-name="T2">en</text:span> <text:span text:style-name="T2">Entier</text:span><text:line-break/><text:span text:style-name="T2">Debut</text:span><text:line-break/>N ← 1<text:line-break/>i ← 0<text:line-break/>PG ← 0 <text:line-break/><text:span text:style-name="T2">TantQue</text:span> N &lt;&gt; 0<text:line-break/><text:span text:style-name="T2">Ecrire</text:span> "Entrez un nombre : "<text:line-break/><text:span text:style-name="T2">Lire</text:span> N<text:line-break/>i ← i + 1<text:line-break/><text:span text:style-name="T2">Si</text:span> i = 1 ou N &gt; PG <text:span text:style-name="T2">Alors</text:span><text:line-break/>PG ← N<text:line-break/>IPG ← i<text:line-break/><text:span text:style-name="T2">FinSi</text:span><text:line-break/><text:span text:style-name="T2">FinTantQue</text:span><text:line-break/><text:span text:style-name="T2">Ecrire</text:span> "Le nombre le plus grand était : ", PG<text:line-break/><text:span text:style-name="T2">Ecrire</text:span> "Il a été saisi en position numéro ", IPG<text:line-break/><text:span text:style-name="T2">Fin</text:span></text:p>
      <text:p text:style-name="P5"/>
      <text:p text:style-name="P5">Exercice 5.9</text:p>
      <text:p text:style-name="P5"/>
      <text:p text:style-name="P2">Variables E, somdue, M, Reste, Nb10E, Nb5E En Entier<text:line-break/>Debut<text:line-break/>E ← 1<text:line-break/>somdue ← 0<text:line-break/>TantQue E &lt;&gt; 0<text:line-break/>Ecrire "Entrez le montant : "<text:line-break/>Lire E<text:line-break/>somdue ← somdue + E<text:line-break/>FinTantQue<text:line-break/>Ecrire "Vous devez :", somdue, " euros"<text:line-break/>Ecrire "Montant versé :"<text:line-break/>Lire M<text:line-break/>Reste ← M - somdue<text:line-break/>Nb10E ← 0<text:line-break/>TantQue Reste &gt;= 10<text:line-break/>Nb10E ← Nb10E + 1<text:line-break/>Reste ← Reste – 10<text:line-break/>FinTantQue<text:line-break/>Nb5E ← 0<text:line-break/>Si Reste &gt;= 5<text:line-break/>Nb5E ← 1<text:line-break/><text:soft-page-break/>  Reste ← Reste – 5<text:line-break/>FinSi<text:line-break/>Ecrire "Rendu de la monnaie :"<text:line-break/>Ecrire "Billets de 10 E : ", Nb10E<text:line-break/>Ecrire "Billets de <text:s/>5 E : ", Nb5E<text:line-break/>Ecrire "Pièces de 1 E : ", reste<text:line-break/>Fin</text:p>
      <text:p text:style-name="P2"/>
      <text:p text:style-name="P6">Exercice 5.10</text:p>
      <text:p text:style-name="P2"/>
      <text:p text:style-name="P2">Variables N, P, i, A, B en Numérique<text:line-break/>Debut<text:line-break/>Ecrire "Entrez le nombre de chevaux partants : "<text:line-break/>Lire N<text:line-break/>Ecrire "Entrez le nombre de chevaux joués : " <text:line-break/>Lire P <text:line-break/>A ← 1 <text:line-break/>B ← 1 <text:line-break/>Pour i ← 1 à P <text:line-break/>A ← A * (i + N - P) <text:line-break/>B ← B * i <text:line-break/>i Suivant <text:line-break/>Ecrire "Dans l’ordre, une chance sur ", A <text:line-break/>Ecrire "Dans le désordre, une chance sur ", A / B <text:line-break/>Fi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10:47.729027451</meta:creation-date>
    <meta:generator>LibreOffice/7.3.7.2$Linux_X86_64 LibreOffice_project/30$Build-2</meta:generator>
    <dc:date>2023-03-21T10:44:26.511504545</dc:date>
    <meta:editing-duration>PT23M</meta:editing-duration>
    <meta:editing-cycles>2</meta:editing-cycles>
    <meta:document-statistic meta:table-count="0" meta:image-count="0" meta:object-count="0" meta:page-count="4" meta:paragraph-count="44" meta:word-count="638" meta:character-count="2683" meta:non-whitespace-character-count="2073"/>
  </office:meta>
</office:document-meta>
</file>